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2.5cm" svg:height="1.2cm" svg:x="1cm" svg:y="1.033cm">
          <text:p text:style-name="P1"><text:span text:style-name="T1">buil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7cm" svg:height="1.2cm" svg:x="7cm" svg:y="1.033cm">
          <text:p text:style-name="P1"><text:span text:style-name="T1">buildApp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7cm" svg:height="1.2cm" svg:x="7cm" svg:y="2.633cm">
          <text:p text:style-name="P1"><text:span text:style-name="T1">buildExample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3.5cm" svg:y1="1.633cm" svg:x2="7cm" svg:y2="1.633cm" draw:start-shape="id1" draw:end-shape="id2" draw:end-glue-point="3" svg:d="m3500 1633h501 2498 501" svg:viewBox="0 0 3501 1">
          <text:p text:style-name="P1"><text:span text:style-name="T1">finalizedBy</text:span></text:p>
          <text:p text:style-name="P1"><text:span text:style-name="T1"/></text:p>
        </draw:connector>
        <draw:connector draw:style-name="gr2" draw:text-style-name="P2" draw:layer="layout" draw:type="lines" svg:x1="3.5cm" svg:y1="1.633cm" svg:x2="7cm" svg:y2="3.233cm" draw:start-shape="id1" draw:start-glue-point="1" draw:end-shape="id3" svg:d="m3500 1633h501l2498 1600h501" svg:viewBox="0 0 3501 1601">
          <text:p text:style-name="P1"><text:span text:style-name="T1">finalizedBy</text:span></text:p>
        </draw:connector>
        <draw:custom-shape draw:style-name="gr1" draw:text-style-name="P2" xml:id="id5" draw:id="id5" draw:layer="layout" svg:width="3.7cm" svg:height="1.2cm" svg:x="1cm" svg:y="4.2cm">
          <text:p text:style-name="P1"><text:span text:style-name="T1">cleanApp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.7cm" svg:height="1.2cm" svg:x="1cm" svg:y="5.7cm">
          <text:p text:style-name="P1"><text:span text:style-name="T1">cleanExampl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3.7cm" svg:height="1.2cm" svg:x="1cm" svg:y="7.2cm">
          <text:p text:style-name="P1"><text:span text:style-name="T1">buildSrc_clea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5cm" svg:height="1.2cm" svg:x="8.3cm" svg:y="5.7cm">
          <text:p text:style-name="P1"><text:span text:style-name="T1">clea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5.2cm" svg:height="1.2cm" svg:x="1cm" svg:y="9.1cm">
          <text:p text:style-name="P1"><text:span text:style-name="T1">buildSrc_uploadArchiv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3.3cm" svg:height="1.2cm" svg:x="9.3cm" svg:y="9.1cm">
          <text:p text:style-name="P1"><text:span text:style-name="T1">uploadArchives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s" svg:x1="8.3cm" svg:y1="6.3cm" svg:x2="4.7cm" svg:y2="4.8cm" draw:start-shape="id4" draw:start-glue-point="3" draw:end-shape="id5" svg:d="m8300 6300h-501l-2598-1500h-501" svg:viewBox="0 0 3601 1501">
          <text:p text:style-name="P1"><text:span text:style-name="T2">dependsOn</text:span></text:p>
          <text:p text:style-name="P1"><text:span text:style-name="T2"/></text:p>
        </draw:connector>
        <draw:connector draw:style-name="gr2" draw:text-style-name="P3" draw:layer="layout" draw:type="lines" svg:x1="8.3cm" svg:y1="6.3cm" svg:x2="4.7cm" svg:y2="6.3cm" draw:start-shape="id4" draw:end-shape="id6" draw:end-glue-point="1" svg:d="m8300 6300h-501-2598-501" svg:viewBox="0 0 3601 1">
          <text:p text:style-name="P1"><text:span text:style-name="T2">dependsOn</text:span></text:p>
          <text:p text:style-name="P1"><text:span text:style-name="T2"/></text:p>
        </draw:connector>
        <draw:connector draw:style-name="gr2" draw:text-style-name="P3" draw:layer="layout" draw:type="lines" svg:x1="8.3cm" svg:y1="6.3cm" svg:x2="4.7cm" svg:y2="7.8cm" draw:start-shape="id4" draw:end-shape="id7" draw:end-glue-point="1" svg:d="m8300 6300h-501l-2598 1500h-501" svg:viewBox="0 0 3601 1501">
          <text:p text:style-name="P1"><text:span text:style-name="T2">dependsOn</text:span></text:p>
        </draw:connector>
        <draw:connector draw:style-name="gr2" draw:text-style-name="P3" draw:layer="layout" draw:type="lines" svg:x1="9.3cm" svg:y1="9.7cm" svg:x2="6.2cm" svg:y2="9.7cm" draw:start-shape="id8" draw:end-shape="id9" svg:d="m9300 9700h-501-2098-501" svg:viewBox="0 0 3101 1">
          <text:p text:style-name="P1"><text:span text:style-name="T2">dependsOn</text:span></text:p>
          <text:p text:style-name="P1"><text:span text:style-name="T2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y Hihlovskiy</meta:initial-creator>
    <meta:creation-date>2014-01-30T21:51:41.529584512</meta:creation-date>
    <dc:date>2014-01-30T22:13:19.961937192</dc:date>
    <dc:creator>Andrey Hihlovskiy</dc:creator>
    <meta:editing-duration>PT8M36S</meta:editing-duration>
    <meta:editing-cycles>6</meta:editing-cycles>
    <meta:generator>LibreOffice/4.1.3.2$Linux_X86_64 LibreOffice_project/410m0$Build-2</meta:generator>
    <meta:document-statistic meta:object-count="15"/>
  </office:meta>
</office:document-meta>
</file>